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d665" officeooo:paragraph-rsid="001cd665"/>
    </style:style>
    <style:style style:name="P2" style:family="paragraph" style:parent-style-name="Standard">
      <style:text-properties fo:font-size="18pt" officeooo:rsid="001dc5f6" officeooo:paragraph-rsid="001dc5f6" style:font-size-asian="15.75pt" style:font-size-complex="18pt"/>
    </style:style>
    <style:style style:name="P3" style:family="paragraph" style:parent-style-name="Header">
      <style:text-properties officeooo:rsid="001a8fea" officeooo:paragraph-rsid="001a8fea"/>
    </style:style>
    <style:style style:name="P4" style:family="paragraph" style:parent-style-name="Header">
      <style:text-properties officeooo:rsid="00210eaa" officeooo:paragraph-rsid="00210eaa"/>
    </style:style>
    <style:style style:name="P5" style:family="paragraph" style:parent-style-name="Standard">
      <style:paragraph-properties fo:break-before="page"/>
      <style:text-properties officeooo:rsid="001a8fea" officeooo:paragraph-rsid="001a8f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fea" officeooo:paragraph-rsid="001a8fea"/>
    </style:style>
    <style:style style:name="MP2" style:family="paragraph" style:parent-style-name="Header">
      <style:text-properties officeooo:rsid="001cd665" officeooo:paragraph-rsid="001cd665"/>
    </style:style>
    <style:style style:name="MP3" style:family="paragraph" style:parent-style-name="Header">
      <style:text-properties officeooo:rsid="00210eaa" officeooo:paragraph-rsid="00210e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jobb</text:p>
      </style:header>
      <style:header-left>
        <text:p text:style-name="MP3">bal</text:p>
      </style:header-left>
      <style:header-first>
        <text:p text:style-name="MP2">1ső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14:46:46.829000000</meta:creation-date>
    <dc:date>2021-01-21T08:53:43.722000000</dc:date>
    <meta:editing-duration>PT17H13M26S</meta:editing-duration>
    <meta:editing-cycles>5</meta:editing-cycles>
    <meta:generator>LibreOfficeDev/7.2.0.0.alpha0$Windows_X86_64 LibreOffice_project/7c280bf6e650a5e2a5600a517c2749c70b9b917e</meta:generator>
    <meta:document-statistic meta:table-count="0" meta:image-count="0" meta:object-count="0" meta:page-count="3" meta:paragraph-count="4" meta:word-count="4" meta:character-count="11" meta:non-whitespace-character-count="11"/>
  </office:meta>
</office:document-meta>
</file>